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6.51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45.01pt"/>
    </style:style>
    <style:style style:name="co6" style:family="table-column">
      <style:table-column-properties fo:break-before="auto" style:column-width="72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115.26pt"/>
    </style:style>
    <style:style style:name="co10" style:family="table-column">
      <style:table-column-properties fo:break-before="auto" style:column-width="30.36pt"/>
    </style:style>
    <style:style style:name="co11" style:family="table-column">
      <style:table-column-properties fo:break-before="auto" style:column-width="56.55pt"/>
    </style:style>
    <style:style style:name="co12" style:family="table-column">
      <style:table-column-properties fo:break-before="auto" style:column-width="47.3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tatist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estSetFileNam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anaged</text:p>
          </table:table-cell>
          <table:table-cell office:value-type="string" calcext:value-type="string">
            <text:p>Fails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Dependencies</text:p>
          </table:table-cell>
          <table:table-cell office:value-type="string" calcext:value-type="string">
            <text:p>Crashes</text:p>
          </table:table-cell>
          <table:table-cell office:value-type="string" calcext:value-type="string">
            <text:p>UnsupportedTypes</text:p>
          </table:table-cell>
          <table:table-cell office:value-type="string" calcext:value-type="string">
            <text:p>UnsupportedErrorCodes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Matches</text:p>
          </table:table-cell>
        </table:table-row>
        <table:table-row table:style-name="ro1">
          <table:table-cell office:value-type="string" calcext:value-type="string">
            <text:p>fn/abs.xml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dat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dateTim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tim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nalyze-string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ppl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vailable-environment-variables.xm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vg.xml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base-uri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boolean.xml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eiling.xml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depoint-equal.xml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depoints-to-string.xml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llation-ke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llection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mpare.xm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cat.xml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tains.xml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tains-toke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unt.xml</text:p>
          </table:table-cell>
          <table:table-cell office:value-type="float" office:value="20" calcext:value-type="float">
            <text:p>20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date.xml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time.xml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ta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teTi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ep-equal.xml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fault-collation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fault-languag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istinct-values.xml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-availabl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ument-uri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lement-with-id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mpty.xm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code-for-uri.x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ds-with.xml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vironment-variable.xm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rror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scape-html-uri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xactly-one.xm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xists.xm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als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ilter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loor.xml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ld-lef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ld-righ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-each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-each-pair.xm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date.xm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dateTi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intege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number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ti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lookup.xm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74" calcext:value-type="float">
            <text:p>6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arity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name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generate-i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as-children.xm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ead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dref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mplicit-timezone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nermost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dex-of.xml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sert-before.xml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-scope-prefixes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ri-to-uri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json-to-xm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ang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ast.xml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ad-xquery-modul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cal-nam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cal-name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wer-cas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x.xml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tches.xml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tches.re.xml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010" calcext:value-type="float">
            <text:p>10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.xml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-for-prefix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illed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de-na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rmalize-space.xml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rmalize-unicode.xml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t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umber.xml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one-or-more.xm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outermost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ietf-dat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xml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xml-fragment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th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osition.xml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refix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QNam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andom-number-genera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move.xml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place.xml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solve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solve-uri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verse.xml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ot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und.xml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und-half-to-even.xml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rializ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or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arts-with.xml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atic-base-uri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.xml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join.xml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length.xml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to-codepoints.xml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equence.xml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.xml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-after.xml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-before.xm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m.xml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ail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okenize.xml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ce.xm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nsform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nslate.xml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u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ordere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.xm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-available.xm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-lines.xm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pper-cas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ri-collection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xml-to-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zero-or-one.xml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cos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sin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tan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tan2.xm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cos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exp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exp10.xm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log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log10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pi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pow.xml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sin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sqrt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tan.xm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merg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contains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fin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ge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entr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siz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key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pu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remov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for-each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append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ilte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latten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ld-lef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ld-righ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r-each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r-each-pai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ge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hea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insert-befor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joi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pu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remov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revers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ize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or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ubarra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tai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anyURI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base64Binary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dateTimeStam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double.xm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err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float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hexBinary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normalizedStr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numeric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toke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s.xml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dat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time.xml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s.xml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-to-date.xm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-to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equal.xm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equal.xm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less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greater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equal.xm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concat.xml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concatenate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equal.xml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equal.xml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yTimeDuration-greater-tha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yTimeDuration-less-tha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dayTimeDuration.x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dayTimeDuration-by-dayTime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yearMonth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yearMonthDuration-by-yearMonth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uration-equal.xml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excep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Day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Month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MonthDay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Year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YearMonth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equal.xml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greater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less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intersec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is-same-nod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multiply-dayTime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multiply-yearMonthDuration.xml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de-after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de-before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TATION-equal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add.xml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equal.xml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divide.xml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greater-than.xml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integer-divide.xml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less-than.xml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mod.xml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multiply.xml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subtract.xml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unary-minus.xml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unary-plus.xm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QName-equa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equal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greater-than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less-than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tes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teTimes.xml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dat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dateTim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time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s.xm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times.xml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-from-date.xml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-from-dateTime.xml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s.xml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equal.xml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o.xml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uni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yearMonthDuration-greater-tha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yearMonthDuration-less-tha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ame-ke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llowingEmpt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nnotation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rrayTest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rrowPostfix.xm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xm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3" calcext:value-type="float">
            <text:p>163</text:p>
          </table:table-cell>
          <table:table-cell office:value-type="float" office:value="109" calcext:value-type="float">
            <text:p>10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bb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nces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ncestor-or-self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follow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following-sibl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preced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preceding-sibl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static-typing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unabb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BaseURIDec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BoundarySpace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ableExpr.xml</text:p>
          </table:table-cell>
          <table:table-cell office:value-type="float" office:value="4" calcext:value-type="float">
            <text:p>4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office:value-type="float" office:value="450" calcext:value-type="float">
            <text:p>45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953" calcext:value-type="float">
            <text:p>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xml</text:p>
          </table:table-cell>
          <table:table-cell office:value-type="float" office:value="31" calcext:value-type="float">
            <text:p>31</text:p>
          </table:table-cell>
          <table:table-cell office:value-type="float" office:value="454" calcext:value-type="float">
            <text:p>454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float" office:value="1530" calcext:value-type="float">
            <text:p>1530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derived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schema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ment.xml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AttrConstructor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DocConstructo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CommentConstructor.xm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ElemConstructor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NamespaceConstruct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PIConstructo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TextConstructor.xm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struction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structionDecl.schema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textItem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textItemExp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pyNamespacesDecl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untClaus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urlyArrayConstruc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cimalFormatDecl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faultCollationDecl.xm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faultNamespaceDecl.xm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AttributeList.xml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ctConstructor.xml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structor.xml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xm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namespac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whitespac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mptyOrderDecl.xm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QName.xm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xtensionExpr.x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LWORExpr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LWORExpr.static-typing.xm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orClause.xml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unctionCall.xml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unctionDecl.xml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eq.xm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ge.xm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gt.xml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le.xm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lt.xml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ne.xml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roupByClaus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fExpr.xml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nlineFunctionExpr.xml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nstanceofExpr.xml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etClause.xml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iteral.xml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ookup.xm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apConstructor.xm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apTest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oduleImport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dFunctionRef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56" calcext:value-type="float">
            <text:p>5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spaceDecl.xm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Test.xm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odeTest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ption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ptionDecl.serializati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Expr.xml</text:p>
          </table:table-cell>
          <table:table-cell office:value-type="float" office:value="43" calcext:value-type="float">
            <text:p>43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derByClaus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deringModeDec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athExpr.xml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arenthesizedExpr.xm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ositionalVar.xml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redicate.xml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QuantifiedExpr.xml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ReturnClaus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chemaImport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equenceTyp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quareArrayConstruct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tepExpr.x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tringConstructor.xml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witchExpr.xm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reatExpr.xml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ryCatchExpr.xml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ypeswitchExpr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UnorderedExp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UnaryLookup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lidateExpr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lueComp.xm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cl.xml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cl.external.xml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faultValue.xm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ersionDecl.xm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WhereClause.xml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WindowClaus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CombinedErrorCodes.xm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Annex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AppendixA4.xml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ErrorsAndOptimization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HigherOrderFunctions.xm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JsonTestSuit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StaticContex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Surrogates.xm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UCACollati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XMLEdition.xm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adaptiv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html.xm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js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text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xhtml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xm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CatalogCheck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Demos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unctxFn.xml</text:p>
          </table:table-cell>
          <table:table-cell office:value-type="float" office:value="38" calcext:value-type="float">
            <text:p>38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2" calcext:value-type="float">
            <text:p>5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unctxFunctx.xml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7" calcext:value-type="float">
            <text:p>6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CompoundValue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NL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N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PARTS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R31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EQ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GML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TRING.xm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TREE.xm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XM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Walmsley.xml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XMark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o-spec-examples.xml</text:p>
          </table:table-cell>
          <table:table-cell office:value-type="float" office:value="5" calcext:value-type="float">
            <text:p>5</text:p>
          </table:table-cell>
          <table:table-cell office:value-type="float" office:value="352" calcext:value-type="float">
            <text:p>35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41" calcext:value-type="float">
            <text:p>6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formula="of:=SUM([.B2:.B426])" office:value-type="float" office:value="2669" calcext:value-type="float">
            <text:p>2669</text:p>
          </table:table-cell>
          <table:table-cell table:formula="of:=SUM([.C2:.C426])" office:value-type="float" office:value="5291" calcext:value-type="float">
            <text:p>5291</text:p>
          </table:table-cell>
          <table:table-cell table:formula="of:=SUM([.D2:.D426])" office:value-type="float" office:value="2380" calcext:value-type="float">
            <text:p>2380</text:p>
          </table:table-cell>
          <table:table-cell table:formula="of:=SUM([.E2:.E426])" office:value-type="float" office:value="4" calcext:value-type="float">
            <text:p>4</text:p>
          </table:table-cell>
          <table:table-cell table:formula="of:=SUM([.F2:.F426])" office:value-type="float" office:value="1453" calcext:value-type="float">
            <text:p>1453</text:p>
          </table:table-cell>
          <table:table-cell table:formula="of:=SUM([.G2:.G426])" office:value-type="float" office:value="11045" calcext:value-type="float">
            <text:p>11045</text:p>
          </table:table-cell>
          <table:table-cell table:formula="of:=SUM([.H2:.H426])" office:value-type="float" office:value="6224" calcext:value-type="float">
            <text:p>6224</text:p>
          </table:table-cell>
          <table:table-cell table:formula="of:=SUM([.I2:.I426])" office:value-type="float" office:value="2387" calcext:value-type="float">
            <text:p>2387</text:p>
          </table:table-cell>
          <table:table-cell table:formula="of:=SUM([.J2:.J426])" office:value-type="float" office:value="31453" calcext:value-type="float">
            <text:p>31453</text:p>
          </table:table-cell>
          <table:table-cell table:formula="of:=SUM([.K2:.K426])" office:value-type="float" office:value="31453" calcext:value-type="float">
            <text:p>31453</text:p>
          </table:table-cell>
          <table:table-cell/>
        </table:table-row>
        <table:table-row table:style-name="ro1">
          <table:table-cell/>
          <table:table-cell table:style-name="ce1" table:formula="of:=[.B427]/[.$J427]" office:value-type="percentage" office:value="0.0848567704193559" calcext:value-type="percentage">
            <text:p>8.49%</text:p>
          </table:table-cell>
          <table:table-cell table:style-name="ce1" table:formula="of:=[.C427]/[.$J427]" office:value-type="percentage" office:value="0.168219247766509" calcext:value-type="percentage">
            <text:p>16.82%</text:p>
          </table:table-cell>
          <table:table-cell table:style-name="ce1" table:formula="of:=[.D427]/[.$J427]" office:value-type="percentage" office:value="0.0756684576987887" calcext:value-type="percentage">
            <text:p>7.57%</text:p>
          </table:table-cell>
          <table:table-cell table:style-name="ce1" table:formula="of:=[.E427]/[.$J427]" office:value-type="percentage" office:value="0.000127173878485359" calcext:value-type="percentage">
            <text:p>0.01%</text:p>
          </table:table-cell>
          <table:table-cell table:style-name="ce1" table:formula="of:=[.F427]/[.$J427]" office:value-type="percentage" office:value="0.0461959113598067" calcext:value-type="percentage">
            <text:p>4.62%</text:p>
          </table:table-cell>
          <table:table-cell table:style-name="ce1" table:formula="of:=[.G427]/[.$J427]" office:value-type="percentage" office:value="0.351158871967698" calcext:value-type="percentage">
            <text:p>35.12%</text:p>
          </table:table-cell>
          <table:table-cell table:style-name="ce1" table:formula="of:=[.H427]/[.$J427]" office:value-type="percentage" office:value="0.197882554923219" calcext:value-type="percentage">
            <text:p>19.79%</text:p>
          </table:table-cell>
          <table:table-cell table:style-name="ce1" table:formula="of:=[.I427]/[.$J427]" office:value-type="percentage" office:value="0.075891011986138" calcext:value-type="percentage">
            <text:p>7.59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4T00:21:21.191998729</dc:date>
    <meta:editing-duration>PT55S</meta:editing-duration>
    <meta:editing-cycles>1</meta:editing-cycles>
    <meta:document-statistic meta:table-count="1" meta:cell-count="5130" meta:object-count="0"/>
    <meta:generator>LibreOffice/6.0.7.3$Linux_X86_64 LibreOffice_project/00m0$Build-3</meta:generator>
  </office:meta>
</office:document-meta>
</file>